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<text:s/>ekstern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2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r ekstern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ningssted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ret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udfylder ekstern navn</text:p>
              </text:list-item>
              <text:list-item>
                <text:p text:style-name="P66">PA trykker gem</text:p>
              </text:list-item>
            </text:list>
            <text:p text:style-name="P67"/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En oversigt over<text:s/>eksterne<text:s/>vises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30:00Z</meta:creation-date>
    <dc:date>2017-10-27T18:30:00Z</dc: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72" meta:row-count="3" meta:non-whitespace-character-count="407"/>
  </office:meta>
</office:document-meta>
</file>